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a5c6c" officeooo:paragraph-rsid="000a5c6c" style:font-weight-asian="bold" style:font-weight-complex="bold"/>
    </style:style>
    <style:style style:name="P2" style:family="paragraph" style:parent-style-name="Standard">
      <style:text-properties fo:font-weight="bold" officeooo:rsid="0011306c" officeooo:paragraph-rsid="0011306c" style:font-weight-asian="bold" style:font-weight-complex="bold"/>
    </style:style>
    <style:style style:name="P3" style:family="paragraph" style:parent-style-name="Standard">
      <style:text-properties fo:font-weight="bold" officeooo:rsid="0014e0e3" officeooo:paragraph-rsid="0014e0e3" style:font-weight-asian="bold" style:font-weight-complex="bold"/>
    </style:style>
    <style:style style:name="P4" style:family="paragraph" style:parent-style-name="Standard">
      <style:text-properties fo:font-weight="bold" officeooo:rsid="001e3f06" officeooo:paragraph-rsid="001e3f06" style:font-weight-asian="bold" style:font-weight-complex="bold"/>
    </style:style>
    <style:style style:name="P5" style:family="paragraph" style:parent-style-name="Standard">
      <style:text-properties fo:font-weight="bold" officeooo:rsid="00203410" officeooo:paragraph-rsid="00203410" style:font-weight-asian="bold" style:font-weight-complex="bold"/>
    </style:style>
    <style:style style:name="P6" style:family="paragraph" style:parent-style-name="Standard">
      <style:text-properties fo:font-weight="normal" officeooo:rsid="000a5c6c" officeooo:paragraph-rsid="000a5c6c" style:font-weight-asian="normal" style:font-weight-complex="normal"/>
    </style:style>
    <style:style style:name="P7" style:family="paragraph" style:parent-style-name="Standard">
      <style:text-properties fo:font-weight="normal" officeooo:rsid="000a5c6c" officeooo:paragraph-rsid="000d73fe" style:font-weight-asian="normal" style:font-weight-complex="normal"/>
    </style:style>
    <style:style style:name="P8" style:family="paragraph" style:parent-style-name="Standard">
      <style:text-properties fo:font-weight="normal" officeooo:rsid="000c296c" officeooo:paragraph-rsid="000c296c" style:font-weight-asian="normal" style:font-weight-complex="normal"/>
    </style:style>
    <style:style style:name="P9" style:family="paragraph" style:parent-style-name="Standard">
      <style:text-properties fo:font-weight="normal" officeooo:rsid="000cbb39" officeooo:paragraph-rsid="000cbb39" style:font-weight-asian="normal" style:font-weight-complex="normal"/>
    </style:style>
    <style:style style:name="P10" style:family="paragraph" style:parent-style-name="Standard">
      <style:text-properties fo:font-weight="normal" officeooo:rsid="000d73fe" officeooo:paragraph-rsid="000d73fe" style:font-weight-asian="normal" style:font-weight-complex="normal"/>
    </style:style>
    <style:style style:name="P11" style:family="paragraph" style:parent-style-name="Standard">
      <style:text-properties fo:font-weight="normal" officeooo:rsid="001088ab" officeooo:paragraph-rsid="001088ab" style:font-weight-asian="normal" style:font-weight-complex="normal"/>
    </style:style>
    <style:style style:name="P12" style:family="paragraph" style:parent-style-name="Standard">
      <style:text-properties fo:font-weight="normal" officeooo:rsid="0011306c" officeooo:paragraph-rsid="0011306c" style:font-weight-asian="normal" style:font-weight-complex="normal"/>
    </style:style>
    <style:style style:name="P13" style:family="paragraph" style:parent-style-name="Standard">
      <style:text-properties fo:font-weight="normal" officeooo:rsid="001593c2" officeooo:paragraph-rsid="001593c2" style:font-weight-asian="normal" style:font-weight-complex="normal"/>
    </style:style>
    <style:style style:name="P14" style:family="paragraph" style:parent-style-name="Standard">
      <style:text-properties fo:font-weight="normal" officeooo:rsid="001e3f06" officeooo:paragraph-rsid="001e3f06" style:font-weight-asian="normal" style:font-weight-complex="normal"/>
    </style:style>
    <style:style style:name="P15" style:family="paragraph" style:parent-style-name="Standard">
      <style:text-properties fo:language="zxx" fo:country="none" fo:font-weight="normal" officeooo:rsid="000cbb39" officeooo:paragraph-rsid="000cbb39" style:font-weight-asian="normal" style:font-weight-complex="normal"/>
    </style:style>
    <style:style style:name="P16" style:family="paragraph" style:parent-style-name="Standard">
      <style:text-properties fo:language="zxx" fo:country="none" fo:font-weight="normal" officeooo:rsid="000d73fe" officeooo:paragraph-rsid="000d73fe" style:font-weight-asian="normal" style:font-weight-complex="normal"/>
    </style:style>
    <style:style style:name="P17" style:family="paragraph" style:parent-style-name="Standard">
      <style:text-properties fo:language="zxx" fo:country="none" fo:font-weight="normal" officeooo:rsid="0011306c" officeooo:paragraph-rsid="0011306c" style:font-weight-asian="normal" style:font-weight-complex="normal"/>
    </style:style>
    <style:style style:name="P18" style:family="paragraph" style:parent-style-name="Standard">
      <style:text-properties fo:language="zxx" fo:country="none" fo:font-weight="normal" officeooo:rsid="001e3f06" officeooo:paragraph-rsid="001e3f06" style:font-weight-asian="normal" style:font-weight-complex="normal"/>
    </style:style>
    <style:style style:name="P19" style:family="paragraph" style:parent-style-name="Standard">
      <style:text-properties fo:language="zxx" fo:country="none" officeooo:rsid="001783a7" officeooo:paragraph-rsid="001783a7"/>
    </style:style>
    <style:style style:name="P20" style:family="paragraph" style:parent-style-name="Standard">
      <style:text-properties fo:language="zxx" fo:country="none" officeooo:rsid="001b22ac" officeooo:paragraph-rsid="001b22ac"/>
    </style:style>
    <style:style style:name="P21" style:family="paragraph" style:parent-style-name="Standard">
      <style:text-properties fo:language="zxx" fo:country="none" fo:font-weight="bold" officeooo:rsid="002245ee" officeooo:paragraph-rsid="002245ee" style:font-weight-asian="bold" style:font-weight-complex="bold"/>
    </style:style>
    <style:style style:name="P22" style:family="paragraph" style:parent-style-name="Standard">
      <style:text-properties fo:language="zxx" fo:country="none" fo:font-weight="bold" officeooo:rsid="0022f384" officeooo:paragraph-rsid="0022f384" style:font-weight-asian="bold" style:font-weight-complex="bold"/>
    </style:style>
    <style:style style:name="P23" style:family="paragraph" style:parent-style-name="Standard">
      <style:text-properties fo:font-size="12pt" fo:language="zxx" fo:country="none" fo:font-weight="normal" officeooo:rsid="000d73fe" officeooo:paragraph-rsid="000d73fe" style:font-weight-asian="normal" style:font-weight-complex="normal"/>
    </style:style>
    <style:style style:name="P24" style:family="paragraph" style:parent-style-name="Standard">
      <style:text-properties fo:font-size="12pt" fo:language="zxx" fo:country="none" fo:font-weight="bold" officeooo:rsid="0022f384" officeooo:paragraph-rsid="0022f384" style:font-weight-asian="bold" style:font-weight-complex="bold"/>
    </style:style>
    <style:style style:name="P25" style:family="paragraph" style:parent-style-name="Standard">
      <style:text-properties fo:font-size="12pt" fo:language="zxx" fo:country="none" fo:font-weight="bold" officeooo:rsid="00275bfb" officeooo:paragraph-rsid="00275bfb" style:font-weight-asian="bold" style:font-weight-complex="bold"/>
    </style:style>
    <style:style style:name="P26" style:family="paragraph" style:parent-style-name="Standard">
      <style:text-properties fo:font-size="12pt" fo:language="zxx" fo:country="none" fo:font-weight="bold" officeooo:rsid="0027dd0d" officeooo:paragraph-rsid="0027dd0d" style:font-weight-asian="bold" style:font-weight-complex="bold"/>
    </style:style>
    <style:style style:name="P27" style:family="paragraph" style:parent-style-name="Standard">
      <style:text-properties fo:font-size="12pt" fo:language="zxx" fo:country="none" officeooo:paragraph-rsid="0022f384"/>
    </style:style>
    <style:style style:name="P28" style:family="paragraph" style:parent-style-name="Standard">
      <style:text-properties fo:font-size="12pt" fo:language="zxx" fo:country="none" officeooo:paragraph-rsid="00275bfb"/>
    </style:style>
    <style:style style:name="P29" style:family="paragraph" style:parent-style-name="Standard">
      <style:text-properties officeooo:paragraph-rsid="000d73fe"/>
    </style:style>
    <style:style style:name="P30" style:family="paragraph" style:parent-style-name="Standard">
      <style:text-properties officeooo:rsid="0011306c" officeooo:paragraph-rsid="0011306c"/>
    </style:style>
    <style:style style:name="P31" style:family="paragraph" style:parent-style-name="Standard">
      <style:text-properties officeooo:rsid="00129b5d" officeooo:paragraph-rsid="00129b5d"/>
    </style:style>
    <style:style style:name="P32" style:family="paragraph" style:parent-style-name="Standard">
      <style:text-properties officeooo:rsid="001783a7" officeooo:paragraph-rsid="001783a7"/>
    </style:style>
    <style:style style:name="P33" style:family="paragraph" style:parent-style-name="Standard">
      <style:text-properties officeooo:rsid="001d13a2" officeooo:paragraph-rsid="001d13a2"/>
    </style:style>
    <style:style style:name="P34" style:family="paragraph" style:parent-style-name="Standard">
      <style:text-properties officeooo:rsid="001d291e" officeooo:paragraph-rsid="001d291e"/>
    </style:style>
    <style:style style:name="P35" style:family="paragraph" style:parent-style-name="Standard">
      <style:text-properties officeooo:rsid="001d7206" officeooo:paragraph-rsid="001d7206"/>
    </style:style>
    <style:style style:name="P36" style:family="paragraph" style:parent-style-name="Standard" style:list-style-name="L1">
      <style:text-properties fo:font-weight="normal" officeooo:rsid="000cbb39" officeooo:paragraph-rsid="000cbb39" style:font-weight-asian="normal" style:font-weight-complex="normal"/>
    </style:style>
    <style:style style:name="P37" style:family="paragraph" style:parent-style-name="Standard" style:list-style-name="L2">
      <style:text-properties fo:font-weight="normal" officeooo:rsid="001088ab" officeooo:paragraph-rsid="001088ab" style:font-weight-asian="normal" style:font-weight-complex="normal"/>
    </style:style>
    <style:style style:name="P38" style:family="paragraph" style:parent-style-name="Standard">
      <style:text-properties fo:font-weight="normal" officeooo:rsid="0011306c" officeooo:paragraph-rsid="0011306c" style:font-weight-asian="normal" style:font-weight-complex="normal"/>
    </style:style>
    <style:style style:name="P39" style:family="paragraph" style:parent-style-name="Standard">
      <style:text-properties fo:font-weight="normal" officeooo:rsid="00129b5d" officeooo:paragraph-rsid="00129b5d" style:font-weight-asian="normal" style:font-weight-complex="normal"/>
    </style:style>
    <style:style style:name="P40" style:family="paragraph" style:parent-style-name="Standard">
      <style:text-properties fo:font-weight="normal" officeooo:rsid="001b22ac" officeooo:paragraph-rsid="001b22ac" style:font-weight-asian="normal" style:font-weight-complex="normal"/>
    </style:style>
    <style:style style:name="P41" style:family="paragraph" style:parent-style-name="Standard" style:list-style-name="L3">
      <style:text-properties fo:font-weight="normal" officeooo:rsid="00203410" officeooo:paragraph-rsid="00203410" style:font-weight-asian="normal" style:font-weight-complex="normal"/>
    </style:style>
    <style:style style:name="P42" style:family="paragraph" style:parent-style-name="Standard">
      <style:text-properties fo:font-weight="normal" officeooo:rsid="002245ee" officeooo:paragraph-rsid="002245ee" style:font-weight-asian="normal" style:font-weight-complex="normal"/>
    </style:style>
    <style:style style:name="P43" style:family="paragraph" style:parent-style-name="Standard">
      <style:text-properties fo:font-weight="normal" officeooo:rsid="0022f384" officeooo:paragraph-rsid="0022f384" style:font-weight-asian="normal" style:font-weight-complex="normal"/>
    </style:style>
    <style:style style:name="P44" style:family="paragraph" style:parent-style-name="Standard">
      <style:text-properties fo:color="#000000" loext:opacity="100%" fo:language="zxx" fo:country="none" fo:font-style="normal" fo:font-weight="normal" officeooo:rsid="0011306c" officeooo:paragraph-rsid="0011306c" style:font-weight-asian="normal" style:font-weight-complex="normal"/>
    </style:style>
    <style:style style:name="P45" style:family="paragraph" style:parent-style-name="Standard">
      <style:text-properties fo:color="#000000" loext:opacity="100%" fo:language="zxx" fo:country="none" fo:font-style="normal" fo:font-weight="normal" officeooo:rsid="0022f384" officeooo:paragraph-rsid="0022f384" style:font-weight-asian="normal" style:font-weight-complex="normal"/>
    </style:style>
    <style:style style:name="P46" style:family="paragraph" style:parent-style-name="Standard">
      <style:text-properties fo:color="#000000" loext:opacity="100%" fo:language="zxx" fo:country="none" fo:font-style="normal" fo:font-weight="normal" officeooo:rsid="0023360a" officeooo:paragraph-rsid="0023360a" style:font-weight-asian="normal" style:font-weight-complex="normal"/>
    </style:style>
    <style:style style:name="P47" style:family="paragraph" style:parent-style-name="Standard">
      <style:text-properties fo:color="#000000" loext:opacity="100%" fo:language="zxx" fo:country="none" fo:font-style="normal" fo:font-weight="bold" officeooo:rsid="0023360a" officeooo:paragraph-rsid="0023360a" style:font-weight-asian="bold" style:font-weight-complex="bold"/>
    </style:style>
    <style:style style:name="P48" style:family="paragraph" style:parent-style-name="Standard">
      <style:text-properties fo:color="#000000" loext:opacity="100%" fo:font-size="12pt" fo:language="zxx" fo:country="none" fo:font-style="normal" fo:font-weight="normal" officeooo:rsid="0027dd0d" officeooo:paragraph-rsid="0027dd0d" style:font-weight-asian="normal" style:font-weight-complex="normal"/>
    </style:style>
    <style:style style:name="P49" style:family="paragraph" style:parent-style-name="Standard">
      <style:text-properties fo:color="#ba2121" loext:opacity="100%" fo:font-size="12pt" fo:language="zxx" fo:country="none" fo:font-style="normal" fo:font-weight="normal" officeooo:rsid="0023360a" officeooo:paragraph-rsid="0022f38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5c6c" style:font-weight-asian="normal" style:font-weight-complex="normal"/>
    </style:style>
    <style:style style:name="T3" style:family="text">
      <style:text-properties fo:font-weight="normal" officeooo:rsid="0014898f" style:font-weight-asian="normal" style:font-weight-complex="normal"/>
    </style:style>
    <style:style style:name="T4" style:family="text">
      <style:text-properties fo:font-weight="normal" officeooo:rsid="0020fe07" style:font-weight-asian="normal" style:font-weight-complex="normal"/>
    </style:style>
    <style:style style:name="T5" style:family="text">
      <style:text-properties fo:color="#666666" loext:opacity="100%" fo:font-size="12pt" fo:font-style="normal"/>
    </style:style>
    <style:style style:name="T6" style:family="text">
      <style:text-properties fo:color="#666666" loext:opacity="100%" fo:font-size="12pt" fo:font-style="normal" fo:font-weight="normal"/>
    </style:style>
    <style:style style:name="T7" style:family="text">
      <style:text-properties fo:color="#666666" loext:opacity="100%" fo:font-size="12pt" fo:font-style="normal" fo:font-weight="normal" style:font-weight-asian="normal" style:font-weight-complex="normal"/>
    </style:style>
    <style:style style:name="T8" style:family="text">
      <style:text-properties fo:color="#666666" loext:opacity="100%" fo:font-size="12pt" fo:language="zxx" fo:country="none" fo:font-style="normal" fo:font-weight="normal"/>
    </style:style>
    <style:style style:name="T9" style:family="text">
      <style:text-properties fo:color="#666666" loext:opacity="100%" fo:font-style="normal"/>
    </style:style>
    <style:style style:name="T10" style:family="text">
      <style:text-properties fo:color="#666666" loext:opacity="100%" fo:font-style="normal" fo:font-weight="normal" style:font-weight-asian="normal" style:font-weight-complex="normal"/>
    </style:style>
    <style:style style:name="T11" style:family="text">
      <style:text-properties fo:color="#666666" loext:opacity="100%" fo:font-style="normal" fo:font-weight="normal" officeooo:rsid="0022f384" style:font-weight-asian="normal" style:font-weight-complex="normal"/>
    </style:style>
    <style:style style:name="T12" style:family="text">
      <style:text-properties fo:color="#666666" loext:opacity="100%" fo:font-style="normal" fo:font-weight="normal" officeooo:rsid="0023360a" style:font-weight-asian="normal" style:font-weight-complex="normal"/>
    </style:style>
    <style:style style:name="T13" style:family="text">
      <style:text-properties fo:color="#666666" loext:opacity="100%" fo:font-style="normal" fo:font-weight="normal" officeooo:rsid="0023360a" style:font-style-asian="normal" style:font-weight-asian="normal" style:font-style-complex="normal" style:font-weight-complex="normal"/>
    </style:style>
    <style:style style:name="T14" style:family="text">
      <style:text-properties fo:color="#666666" loext:opacity="100%" fo:font-style="normal" fo:font-weight="normal" officeooo:rsid="0023360a" fo:background-color="#ffff00" loext:char-shading-value="0" style:font-weight-asian="normal" style:font-weight-complex="normal"/>
    </style:style>
    <style:style style:name="T15" style:family="text">
      <style:text-properties fo:color="#bbbbbb" loext:opacity="100%" fo:font-size="12pt" fo:font-style="normal"/>
    </style:style>
    <style:style style:name="T16" style:family="text">
      <style:text-properties fo:color="#bbbbbb" loext:opacity="100%" fo:font-size="12pt" fo:font-style="normal" fo:font-weight="normal"/>
    </style:style>
    <style:style style:name="T17" style:family="text">
      <style:text-properties fo:color="#bbbbbb" loext:opacity="100%" fo:font-size="12pt" fo:font-style="normal" fo:font-weight="normal" style:font-weight-asian="normal" style:font-weight-complex="normal"/>
    </style:style>
    <style:style style:name="T18" style:family="text">
      <style:text-properties fo:color="#bbbbbb" loext:opacity="100%" fo:font-size="12pt" fo:language="zxx" fo:country="none" fo:font-style="normal" fo:font-weight="normal"/>
    </style:style>
    <style:style style:name="T19" style:family="text">
      <style:text-properties fo:color="#bbbbbb" loext:opacity="100%" fo:font-style="normal"/>
    </style:style>
    <style:style style:name="T20" style:family="text">
      <style:text-properties fo:color="#bbbbbb" loext:opacity="100%" fo:font-style="normal" fo:font-weight="normal"/>
    </style:style>
    <style:style style:name="T21" style:family="text">
      <style:text-properties fo:color="#bbbbbb" loext:opacity="100%" fo:font-style="normal" fo:font-weight="normal" style:font-weight-asian="normal" style:font-weight-complex="normal"/>
    </style:style>
    <style:style style:name="T22" style:family="text">
      <style:text-properties fo:color="#bbbbbb" loext:opacity="100%" fo:font-style="normal" fo:font-weight="normal" officeooo:rsid="0022f384" style:font-weight-asian="normal" style:font-weight-complex="normal"/>
    </style:style>
    <style:style style:name="T23" style:family="text">
      <style:text-properties fo:color="#bbbbbb" loext:opacity="100%" fo:font-style="normal" fo:font-weight="normal" officeooo:rsid="0023360a" style:font-weight-asian="normal" style:font-weight-complex="normal"/>
    </style:style>
    <style:style style:name="T24" style:family="text">
      <style:text-properties fo:color="#bbbbbb" loext:opacity="100%" fo:font-style="normal" fo:font-weight="normal" officeooo:rsid="0023360a" style:font-style-asian="normal" style:font-weight-asian="normal" style:font-style-complex="normal" style:font-weight-complex="normal"/>
    </style:style>
    <style:style style:name="T25" style:family="text">
      <style:text-properties fo:color="#bbbbbb" loext:opacity="100%" fo:font-style="normal" fo:font-weight="normal" officeooo:rsid="0023360a" fo:background-color="#ffff00" loext:char-shading-value="0" style:font-weight-asian="normal" style:font-weight-complex="normal"/>
    </style:style>
    <style:style style:name="T26" style:family="text">
      <style:text-properties fo:color="#bbbbbb" loext:opacity="100%" fo:font-style="normal" fo:background-color="#ffff00" loext:char-shading-value="0"/>
    </style:style>
    <style:style style:name="T27" style:family="text">
      <style:text-properties fo:color="#000000" loext:opacity="100%" fo:font-style="normal"/>
    </style:style>
    <style:style style:name="T28" style:family="text">
      <style:text-properties fo:color="#000000" loext:opacity="100%" fo:font-style="normal" fo:font-weight="normal"/>
    </style:style>
    <style:style style:name="T29" style:family="text">
      <style:text-properties fo:color="#000000" loext:opacity="100%" fo:font-style="normal" fo:font-weight="normal" style:font-weight-asian="normal" style:font-weight-complex="normal"/>
    </style:style>
    <style:style style:name="T30" style:family="text">
      <style:text-properties fo:color="#000000" loext:opacity="100%" fo:font-style="normal" fo:font-weight="normal" officeooo:rsid="0023360a" style:font-weight-asian="normal" style:font-weight-complex="normal"/>
    </style:style>
    <style:style style:name="T31" style:family="text">
      <style:text-properties fo:color="#000000" loext:opacity="100%" fo:font-style="normal" fo:font-weight="normal" officeooo:rsid="0023360a" style:font-style-asian="normal" style:font-weight-asian="normal" style:font-style-complex="normal" style:font-weight-complex="normal"/>
    </style:style>
    <style:style style:name="T32" style:family="text">
      <style:text-properties fo:color="#000000" loext:opacity="100%" fo:font-style="normal" fo:font-weight="normal" officeooo:rsid="0023360a" fo:background-color="#ffff00" loext:char-shading-value="0" style:font-weight-asian="normal" style:font-weight-complex="normal"/>
    </style:style>
    <style:style style:name="T33" style:family="text">
      <style:text-properties fo:color="#000000" loext:opacity="100%" fo:font-style="normal" fo:background-color="#ffff00" loext:char-shading-value="0"/>
    </style:style>
    <style:style style:name="T34" style:family="text">
      <style:text-properties fo:color="#000000" loext:opacity="100%" fo:language="zxx" fo:country="none" fo:font-style="normal" fo:font-weight="normal"/>
    </style:style>
    <style:style style:name="T35" style:family="text">
      <style:text-properties fo:color="#008000" loext:opacity="100%" fo:font-style="normal"/>
    </style:style>
    <style:style style:name="T36" style:family="text">
      <style:text-properties fo:color="#008000" loext:opacity="100%" fo:font-style="normal" fo:font-weight="bold"/>
    </style:style>
    <style:style style:name="T37" style:family="text">
      <style:text-properties fo:color="#008000" loext:opacity="100%" fo:font-style="normal" fo:font-weight="bold" style:font-weight-asian="normal" style:font-weight-complex="normal"/>
    </style:style>
    <style:style style:name="T38" style:family="text">
      <style:text-properties fo:color="#008000" loext:opacity="100%" fo:font-style="normal" fo:font-weight="bold" fo:background-color="#ffff00" loext:char-shading-value="0"/>
    </style:style>
    <style:style style:name="T39" style:family="text">
      <style:text-properties fo:color="#008000" loext:opacity="100%" fo:font-style="normal" fo:font-weight="bold" officeooo:rsid="0023360a" fo:background-color="#ffff00" loext:char-shading-value="0" style:font-weight-asian="normal" style:font-weight-complex="normal"/>
    </style:style>
    <style:style style:name="T40" style:family="text">
      <style:text-properties fo:color="#008000" loext:opacity="100%" fo:font-style="normal" fo:font-weight="normal" style:font-weight-asian="normal" style:font-weight-complex="normal"/>
    </style:style>
    <style:style style:name="T41" style:family="text">
      <style:text-properties fo:color="#008000" loext:opacity="100%" fo:font-style="normal" fo:font-weight="normal" officeooo:rsid="0023360a" style:font-weight-asian="normal" style:font-weight-complex="normal"/>
    </style:style>
    <style:style style:name="T42" style:family="text">
      <style:text-properties fo:color="#008000" loext:opacity="100%" fo:font-style="normal" style:font-weight-asian="normal" style:font-weight-complex="normal"/>
    </style:style>
    <style:style style:name="T43" style:family="text">
      <style:text-properties fo:color="#008000" loext:opacity="100%" fo:font-style="normal" officeooo:rsid="0023360a" style:font-weight-asian="normal" style:font-weight-complex="normal"/>
    </style:style>
    <style:style style:name="T44" style:family="text">
      <style:text-properties fo:color="#008000" loext:opacity="100%" fo:font-style="normal" officeooo:rsid="0023360a" style:font-style-asian="normal" style:font-weight-asian="normal" style:font-style-complex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officeooo:rsid="0011306c"/>
    </style:style>
    <style:style style:name="T47" style:family="text">
      <style:text-properties fo:color="#ba2121" loext:opacity="100%" fo:font-style="normal" fo:font-weight="normal" style:font-weight-asian="normal" style:font-weight-complex="normal"/>
    </style:style>
    <style:style style:name="T48" style:family="text">
      <style:text-properties fo:color="#ba2121" loext:opacity="100%" fo:font-style="normal" fo:font-weight="normal" officeooo:rsid="0023360a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 Oriented Database</text:p>
      <text:p text:style-name="P6">are use to store complex data, also multimedia file and others.</text:p>
      <text:p text:style-name="P8">OO relational DBMS need to ensure the functionality of RDBMs with respect to traditional data management.</text:p>
      <text:p text:style-name="P8">We can query object data.</text:p>
      <text:p text:style-name="P9">For each primitive type exists a fixed or predefined set of operations that can be performed on it, this limitations often limit the representation of real data.</text:p>
      <text:p text:style-name="P9">There are 2 types of data:</text:p>
      <text:list xml:id="list695748635" text:style-name="L1">
        <text:list-item>
          <text:p text:style-name="P36">Simple types: primitive</text:p>
        </text:list-item>
        <text:list-item>
          <text:p text:style-name="P36">Complex types: </text:p>
          <text:list>
            <text:list-item>
              <text:p text:style-name="P36">Abstract data type<text:span text:style-name="T46">(ADT)</text:span>: used to defined types (column types)</text:p>
            </text:list-item>
            <text:list-item>
              <text:p text:style-name="P36">Row type (table types)</text:p>
            </text:list-item>
          </text:list>
        </text:list-item>
      </text:list>
      <text:p text:style-name="P9"/>
      <text:p text:style-name="P9">to create a type we use </text:p>
      <text:p text:style-name="P15"><text:span text:style-name="T5">1</text:span><text:span text:style-name="T15"> <text:s/></text:span><text:span text:style-name="T36">create</text:span><text:span text:style-name="T19"> </text:span><text:span text:style-name="T36">type</text:span><text:span text:style-name="T19"> </text:span><text:span text:style-name="T27">Name</text:span><text:span text:style-name="T19"> </text:span><text:span text:style-name="T36">as</text:span><text:span text:style-name="T19"> </text:span><text:span text:style-name="T27">(…..)</text:span></text:p>
      <text:p text:style-name="P9"/>
      <text:p text:style-name="P2">ADT</text:p>
      <text:p text:style-name="P10">we can add methods in the type using </text:p>
      <text:p text:style-name="P23"><text:span text:style-name="T19"><text:s/></text:span><text:span text:style-name="T9">1</text:span><text:span text:style-name="T19"> <text:s/></text:span><text:span text:style-name="T27">MEMEBER</text:span><text:span text:style-name="T19"> </text:span><text:span text:style-name="T36">FUNCTION</text:span><text:span text:style-name="T19"> </text:span><text:span text:style-name="T27">name(args)</text:span><text:span text:style-name="T19"> </text:span><text:span text:style-name="T36">RETURN</text:span><text:span text:style-name="T19"> </text:span><text:span text:style-name="T27">returnType</text:span></text:p>
      <text:p text:style-name="P16"><text:span text:style-name="T15"><text:s/></text:span><text:span text:style-name="T5">2</text:span><text:span text:style-name="T15"> <text:s/></text:span><text:span text:style-name="T27">example</text:span></text:p>
      <text:p text:style-name="P16"><text:span text:style-name="T15"><text:s/></text:span><text:span text:style-name="T5">3</text:span><text:span text:style-name="T15"> <text:s/></text:span><text:span text:style-name="T36">CREATE</text:span><text:span text:style-name="T19"> </text:span><text:span text:style-name="T36">TYPE</text:span><text:span text:style-name="T19"> </text:span><text:span text:style-name="T27">t_employee</text:span><text:span text:style-name="T19"> </text:span><text:span text:style-name="T36">AS</text:span><text:span text:style-name="T19"> </text:span><text:span text:style-name="T27">(</text:span></text:p>
      <text:p text:style-name="P16"><text:span text:style-name="T15"><text:s/></text:span><text:span text:style-name="T5">4</text:span><text:span text:style-name="T15"> <text:s/></text:span><text:span text:style-name="T27">name</text:span><text:span text:style-name="T19"> </text:span><text:span text:style-name="T35">VARCHAR</text:span><text:span text:style-name="T27">(n),</text:span></text:p>
      <text:p text:style-name="P16"><text:span text:style-name="T15"><text:s/></text:span><text:span text:style-name="T5">5</text:span><text:span text:style-name="T15"> <text:s/></text:span><text:span text:style-name="T27">lastname</text:span><text:span text:style-name="T19"> </text:span><text:span text:style-name="T35">VARCHAR</text:span><text:span text:style-name="T27">(n),</text:span></text:p>
      <text:p text:style-name="P16"><text:span text:style-name="T15"><text:s/></text:span><text:span text:style-name="T5">6</text:span><text:span text:style-name="T15"> <text:s/></text:span><text:span text:style-name="T27">birth</text:span><text:span text:style-name="T19"> </text:span><text:span text:style-name="T35">DATE</text:span><text:span text:style-name="T27">,</text:span></text:p>
      <text:p text:style-name="P16"><text:span text:style-name="T15"><text:s/></text:span><text:span text:style-name="T5">7</text:span><text:span text:style-name="T15"> <text:s/></text:span><text:span text:style-name="T27">address</text:span><text:span text:style-name="T19"> </text:span><text:span text:style-name="T27">t_address,</text:span></text:p>
      <text:p text:style-name="P16"><text:span text:style-name="T15"><text:s/></text:span><text:span text:style-name="T5">8</text:span><text:span text:style-name="T15"> <text:s/></text:span><text:span text:style-name="T27">...</text:span></text:p>
      <text:p text:style-name="P16"><text:span text:style-name="T15"><text:s/></text:span><text:span text:style-name="T5">9</text:span><text:span text:style-name="T15"> <text:s/></text:span><text:span text:style-name="T27">MEMBER</text:span><text:span text:style-name="T19"> </text:span><text:span text:style-name="T36">FUNCTION</text:span><text:span text:style-name="T19"> </text:span><text:span text:style-name="T27">age(</text:span><text:span text:style-name="T35">date</text:span><text:span text:style-name="T27">)</text:span><text:span text:style-name="T19"> </text:span><text:span text:style-name="T36">RETURNS</text:span><text:span text:style-name="T19"> </text:span><text:span text:style-name="T35">INTEGER</text:span></text:p>
      <text:p text:style-name="P16"><text:span text:style-name="T5">10</text:span><text:span text:style-name="T15"> <text:s/></text:span><text:span text:style-name="T27">)</text:span></text:p>
      <text:p text:style-name="P7"/>
      <text:p text:style-name="P29"><text:span text:style-name="T2">ADTs are totally encapsulated!!!→ </text:span>the components of an ADT are accessible only through the available functions (methods).</text:p>
      <text:p text:style-name="P29"/>
      <text:p text:style-name="P11">Functions can be summarized in 3 types:</text:p>
      <text:list xml:id="list3780379393" text:style-name="L2">
        <text:list-item>
          <text:p text:style-name="P37"><text:span text:style-name="T45">Constructor:</text:span> used to create new instance of an ADT, <text:span text:style-name="T46">this method has the same name of the type.</text:span></text:p>
        </text:list-item>
        <text:list-item>
          <text:p text:style-name="P37"><text:span text:style-name="T45">Observer</text:span>: getter, <text:span text:style-name="T46">field(column) or <text:s/>columnType.field</text:span></text:p>
        </text:list-item>
        <text:list-item>
          <text:p text:style-name="P37"><text:span text:style-name="T45">Mutator</text:span>: setter <text:span text:style-name="T46">object.field=’...’</text:span></text:p>
        </text:list-item>
      </text:list>
      <text:p text:style-name="P11"/>
      <text:p text:style-name="P2">Row type</text:p>
      <text:p text:style-name="P12">we can create a table base on a particular type</text:p>
      <text:p text:style-name="P17"><text:span text:style-name="T5">1</text:span><text:span text:style-name="T15"> <text:s/></text:span><text:span text:style-name="T36">CREATE</text:span><text:span text:style-name="T19"> </text:span><text:span text:style-name="T36">TABLE</text:span><text:span text:style-name="T19"> </text:span><text:span text:style-name="T27">employees</text:span><text:span text:style-name="T19"> </text:span><text:span text:style-name="T36">OF</text:span><text:span text:style-name="T19"> </text:span><text:span text:style-name="T27">t_employee;</text:span></text:p>
      <text:p text:style-name="P44"/>
      <text:p text:style-name="P30"><text:span text:style-name="T2">i</text:span><text:span text:style-name="T1">t will structured the table based on the type passed in the OF statement.</text:span></text:p>
      <text:p text:style-name="P12"/>
      <text:p text:style-name="P39">Row type hasn’t encapsulation mechanism, we can execute query in standard way.</text:p>
      <text:p text:style-name="P39">It’s useful for relationships definition.</text:p>
      <text:p text:style-name="P31"><text:span text:style-name="T1">There isn’t a primary key,but DBMS give to row ad unique id </text:span><text:span text:style-name="T3">(OID: object identifier)</text:span><text:span text:style-name="T1">.</text:span></text:p>
      <text:p text:style-name="P3">Ref type</text:p>
      <text:p text:style-name="P13">it needs to create relationship between objects.</text:p>
      <text:p text:style-name="P13"/>
      <text:p text:style-name="P32"><text:span text:style-name="T1">To create a relation we use </text:span><text:span text:style-name="T45">REF(type) </text:span><text:span text:style-name="T1">keyword</text:span></text:p>
      <text:p text:style-name="P40"/>
      <text:p text:style-name="P40"><text:soft-page-break/>1:N</text:p>
      <text:p text:style-name="P20"><text:span text:style-name="T7">1</text:span><text:span text:style-name="T17"> <text:s/></text:span><text:span text:style-name="T37">CREATE</text:span><text:span text:style-name="T21"> </text:span><text:span text:style-name="T37">TABLE</text:span><text:span text:style-name="T21"> </text:span><text:span text:style-name="T29">employees</text:span><text:span text:style-name="T21"> </text:span><text:span text:style-name="T29">(</text:span></text:p>
      <text:p text:style-name="P20"><text:span text:style-name="T7">2</text:span><text:span text:style-name="T17"> <text:s/></text:span><text:span text:style-name="T29">id</text:span><text:span text:style-name="T21"> </text:span><text:span text:style-name="T29">id_employee,</text:span></text:p>
      <text:p text:style-name="P20"><text:span text:style-name="T7">3</text:span><text:span text:style-name="T17"> <text:s/></text:span><text:span text:style-name="T29">name</text:span><text:span text:style-name="T21"> </text:span><text:span text:style-name="T29">t_name,</text:span></text:p>
      <text:p text:style-name="P20"><text:span text:style-name="T7">4</text:span><text:span text:style-name="T17"> <text:s/></text:span><text:span text:style-name="T29">address</text:span><text:span text:style-name="T21"> </text:span><text:span text:style-name="T29">t_address,</text:span></text:p>
      <text:p text:style-name="P20"><text:span text:style-name="T7">5</text:span><text:span text:style-name="T17"> <text:s/></text:span><text:span text:style-name="T29">...</text:span></text:p>
      <text:p text:style-name="P20"><text:span text:style-name="T7">6</text:span><text:span text:style-name="T17"> <text:s/></text:span><text:span text:style-name="T37">assignment</text:span><text:span text:style-name="T21"> </text:span><text:span text:style-name="T37">REF</text:span><text:span text:style-name="T29">(t_project)</text:span></text:p>
      <text:p text:style-name="P20"><text:span text:style-name="T7">7</text:span><text:span text:style-name="T17"> <text:s/></text:span><text:span text:style-name="T29">)</text:span></text:p>
      <text:p text:style-name="P40">N:N</text:p>
      <text:p text:style-name="P19"><text:span text:style-name="T16"><text:s/></text:span><text:span text:style-name="T6">1</text:span><text:span text:style-name="T16"> <text:s/></text:span><text:span text:style-name="T36">CREATE</text:span><text:span text:style-name="T20"> </text:span><text:span text:style-name="T36">TABLE</text:span><text:span text:style-name="T20"> </text:span><text:span text:style-name="T28">employees</text:span><text:span text:style-name="T20"> </text:span><text:span text:style-name="T28">(</text:span></text:p>
      <text:p text:style-name="P19"><text:span text:style-name="T16"><text:s/></text:span><text:span text:style-name="T6">2</text:span><text:span text:style-name="T16"> <text:s/></text:span><text:span text:style-name="T28">id</text:span><text:span text:style-name="T20"> </text:span><text:span text:style-name="T28">id_employee,</text:span></text:p>
      <text:p text:style-name="P19"><text:span text:style-name="T16"><text:s/></text:span><text:span text:style-name="T6">3</text:span><text:span text:style-name="T16"> <text:s/></text:span><text:span text:style-name="T28">...</text:span></text:p>
      <text:p text:style-name="P19"><text:span text:style-name="T16"><text:s/></text:span><text:span text:style-name="T6">4</text:span><text:span text:style-name="T16"> <text:s/></text:span><text:span text:style-name="T36">assignment</text:span><text:span text:style-name="T20"> </text:span><text:span text:style-name="T36">TABLE</text:span><text:span text:style-name="T20"> </text:span><text:span text:style-name="T36">REF</text:span><text:span text:style-name="T28">(t_project)</text:span></text:p>
      <text:p text:style-name="P19"><text:span text:style-name="T16"><text:s/></text:span><text:span text:style-name="T6">5</text:span><text:span text:style-name="T16"> <text:s/></text:span><text:span text:style-name="T28">);</text:span></text:p>
      <text:p text:style-name="P19"><text:span text:style-name="T16"><text:s/></text:span><text:span text:style-name="T6">6</text:span><text:span text:style-name="T16"> <text:s/></text:span><text:span text:style-name="T36">CREATE</text:span><text:span text:style-name="T20"> </text:span><text:span text:style-name="T36">TABLE</text:span><text:span text:style-name="T20"> </text:span><text:span text:style-name="T28">projects</text:span><text:span text:style-name="T20"> </text:span><text:span text:style-name="T28">(</text:span></text:p>
      <text:p text:style-name="P19"><text:span text:style-name="T16"><text:s/></text:span><text:span text:style-name="T6">7</text:span><text:span text:style-name="T16"> <text:s/></text:span><text:span text:style-name="T28">id</text:span><text:span text:style-name="T20"> </text:span><text:span text:style-name="T28">id_project,</text:span></text:p>
      <text:p text:style-name="P19"><text:span text:style-name="T16"><text:s/></text:span><text:span text:style-name="T6">8</text:span><text:span text:style-name="T16"> <text:s/></text:span><text:span text:style-name="T28">members</text:span><text:span text:style-name="T20"> </text:span><text:span text:style-name="T36">TABLE</text:span><text:span text:style-name="T20"> </text:span><text:span text:style-name="T36">REF</text:span><text:span text:style-name="T28">(t_employee)</text:span></text:p>
      <text:p text:style-name="P32"><text:span text:style-name="T18"><text:s/></text:span><text:span text:style-name="T8">9</text:span><text:span text:style-name="T18"> <text:s/></text:span><text:span text:style-name="T34">);</text:span></text:p>
      <text:p text:style-name="P33"/>
      <text:p text:style-name="P34"><text:span text:style-name="T45">table ref</text:span> means that is a list of references.</text:p>
      <text:p text:style-name="P34"/>
      <text:p text:style-name="P35">REF() and DEREF() are two method where REF() given an instance of a complex type returns OID of that instance.</text:p>
      <text:p text:style-name="P35">DEREF() given an attribute of type reference return the pointed line.</text:p>
      <text:p text:style-name="P35"/>
      <text:p text:style-name="P4">Inheritance</text:p>
      <text:p text:style-name="P18"><text:span text:style-name="T15"><text:s/></text:span><text:span text:style-name="T5">1</text:span><text:span text:style-name="T15"> <text:s/></text:span><text:span text:style-name="T36">CREATE</text:span><text:span text:style-name="T19"> </text:span><text:span text:style-name="T36">TYPE</text:span><text:span text:style-name="T19"> </text:span><text:span text:style-name="T27">t_person</text:span><text:span text:style-name="T19"> </text:span><text:span text:style-name="T36">AS</text:span><text:span text:style-name="T19"> </text:span><text:span text:style-name="T27">(</text:span></text:p>
      <text:p text:style-name="P18"><text:span text:style-name="T15"><text:s/></text:span><text:span text:style-name="T5">2</text:span><text:span text:style-name="T15"> <text:s/></text:span><text:span text:style-name="T27">name</text:span><text:span text:style-name="T19"> </text:span><text:span text:style-name="T35">VARCHAR</text:span><text:span text:style-name="T27">(</text:span><text:span text:style-name="T9">20</text:span><text:span text:style-name="T27">),</text:span></text:p>
      <text:p text:style-name="P18"><text:span text:style-name="T15"><text:s/></text:span><text:span text:style-name="T5">3</text:span><text:span text:style-name="T15"> <text:s/></text:span><text:span text:style-name="T27">id</text:span><text:span text:style-name="T19"> </text:span><text:span text:style-name="T35">INTEGER</text:span><text:span text:style-name="T27">,</text:span></text:p>
      <text:p text:style-name="P18"><text:span text:style-name="T15"><text:s/></text:span><text:span text:style-name="T5">4</text:span><text:span text:style-name="T15"> <text:s/></text:span><text:span text:style-name="T27">birth_date</text:span><text:span text:style-name="T19"> </text:span><text:span text:style-name="T35">DATE</text:span><text:span text:style-name="T27">,</text:span></text:p>
      <text:p text:style-name="P18"><text:span text:style-name="T15"><text:s/></text:span><text:span text:style-name="T5">5</text:span><text:span text:style-name="T15"> <text:s/></text:span><text:span text:style-name="T27">address</text:span><text:span text:style-name="T19"> </text:span><text:span text:style-name="T27">t_address</text:span></text:p>
      <text:p text:style-name="P18"><text:span text:style-name="T15"><text:s/></text:span><text:span text:style-name="T5">6</text:span><text:span text:style-name="T15"> <text:s/></text:span><text:span text:style-name="T27">);</text:span></text:p>
      <text:p text:style-name="P18"><text:span text:style-name="T15"><text:s/></text:span><text:span text:style-name="T5">7</text:span><text:span text:style-name="T15"> <text:s/></text:span><text:span text:style-name="T36">CREATE</text:span><text:span text:style-name="T19"> </text:span><text:span text:style-name="T36">TYPE</text:span><text:span text:style-name="T19"> </text:span><text:span text:style-name="T27">t_teacher</text:span><text:span text:style-name="T19"> </text:span><text:span text:style-name="T36">AS</text:span><text:span text:style-name="T19"> </text:span><text:span text:style-name="T27">(</text:span></text:p>
      <text:p text:style-name="P18"><text:span text:style-name="T15"><text:s/></text:span><text:span text:style-name="T5">8</text:span><text:span text:style-name="T15"> <text:s/></text:span><text:span text:style-name="T27">wage</text:span><text:span text:style-name="T19"> </text:span><text:span text:style-name="T35">DECIMAL</text:span><text:span text:style-name="T27">(</text:span><text:span text:style-name="T9">8</text:span><text:span text:style-name="T27">,</text:span><text:span text:style-name="T9">2</text:span><text:span text:style-name="T27">),</text:span></text:p>
      <text:p text:style-name="P18"><text:span text:style-name="T15"><text:s/></text:span><text:span text:style-name="T5">9</text:span><text:span text:style-name="T15"> <text:s/></text:span><text:span text:style-name="T27">department</text:span><text:span text:style-name="T19"> </text:span><text:span text:style-name="T36">REF</text:span><text:span text:style-name="T19"> </text:span><text:span text:style-name="T27">t_department,</text:span></text:p>
      <text:p text:style-name="P18"><text:span text:style-name="T5">10</text:span><text:span text:style-name="T15"> <text:s/></text:span><text:span text:style-name="T27">teaches</text:span><text:span text:style-name="T19"> </text:span><text:span text:style-name="T36">TABLE</text:span><text:span text:style-name="T19"> </text:span><text:span text:style-name="T36">REF</text:span><text:span text:style-name="T19"> </text:span><text:span text:style-name="T27">t_course</text:span></text:p>
      <text:p text:style-name="P18"><text:span text:style-name="T5">11</text:span><text:span text:style-name="T15"> <text:s/></text:span><text:span text:style-name="T27">)</text:span><text:span text:style-name="T19"> </text:span><text:span text:style-name="T38">UNDER</text:span><text:span text:style-name="T26"> </text:span><text:span text:style-name="T33">t_person;</text:span></text:p>
      <text:p text:style-name="P14"/>
      <text:p text:style-name="P5">Large Objects (LOB)<text:line-break/><text:span text:style-name="T1">there are 2 types:</text:span></text:p>
      <text:list xml:id="list2431776015" text:style-name="L3">
        <text:list-item>
          <text:p text:style-name="P41">BLOB (Binary Large Object)</text:p>
        </text:list-item>
        <text:list-item>
          <text:p text:style-name="P41">CLOB (Character Large Object)</text:p>
        </text:list-item>
      </text:list>
      <text:p text:style-name="P5"><text:span text:style-name="T4">T</text:span><text:span text:style-name="T1">hey are stored outside tables but in the database.</text:span></text:p>
      <text:p text:style-name="P42">They are used for example for multimedia files, big texts ecc…</text:p>
      <text:p text:style-name="P21"><text:span text:style-name="T7">1</text:span><text:span text:style-name="T17"> <text:s/></text:span><text:span text:style-name="T42">CREATE</text:span><text:span text:style-name="T21"> </text:span><text:span text:style-name="T42">TYPE</text:span><text:span text:style-name="T21"> </text:span><text:span text:style-name="T29">t_radiography</text:span><text:span text:style-name="T21"> </text:span><text:span text:style-name="T42">AS</text:span><text:span text:style-name="T21"> </text:span><text:span text:style-name="T29">(</text:span></text:p>
      <text:p text:style-name="P21"><text:span text:style-name="T7">2</text:span><text:span text:style-name="T17"> <text:s/></text:span><text:span text:style-name="T29">image</text:span><text:span text:style-name="T21"> </text:span><text:span text:style-name="T40">BLOB</text:span><text:span text:style-name="T29">(</text:span><text:span text:style-name="T10">100</text:span><text:span text:style-name="T29">M),</text:span></text:p>
      <text:p text:style-name="P21"><text:span text:style-name="T7">3</text:span><text:span text:style-name="T17"> <text:s/></text:span><text:span text:style-name="T29">description</text:span><text:span text:style-name="T21"> </text:span><text:span text:style-name="T40">VARCHAR</text:span><text:span text:style-name="T29">(</text:span><text:span text:style-name="T10">100</text:span><text:span text:style-name="T29">)</text:span></text:p>
      <text:p text:style-name="P21"><text:span text:style-name="T7">4</text:span><text:span text:style-name="T17"> <text:s/></text:span><text:span text:style-name="T29">);</text:span></text:p>
      <text:p text:style-name="P42"/>
      <text:p text:style-name="P43">Methods are functions associated with types defined the user.</text:p>
      <text:p text:style-name="P43">Can be written in DBMS proprietary languages supported by the DBMS.</text:p>
      <text:p text:style-name="P43">The syntax varies greatly depending on the DBMS used, difficult migration.</text:p>
      <text:p text:style-name="P22"><text:soft-page-break/><text:span text:style-name="T17"><text:s/></text:span><text:span text:style-name="T7">1</text:span><text:span text:style-name="T17"> <text:s/></text:span><text:span text:style-name="T42">CREATE</text:span><text:span text:style-name="T21"> </text:span><text:span text:style-name="T42">TYPE</text:span><text:span text:style-name="T21"> </text:span><text:span text:style-name="T29">t_person</text:span><text:span text:style-name="T21"> </text:span><text:span text:style-name="T42">AS</text:span><text:span text:style-name="T21"> </text:span><text:span text:style-name="T29">(</text:span></text:p>
      <text:p text:style-name="P22"><text:span text:style-name="T17"><text:s/></text:span><text:span text:style-name="T7">2</text:span><text:span text:style-name="T17"> <text:s/></text:span><text:span text:style-name="T29">...</text:span></text:p>
      <text:p text:style-name="P22"><text:span text:style-name="T17"><text:s/></text:span><text:span text:style-name="T7">3</text:span><text:span text:style-name="T17"> <text:s/></text:span><text:span text:style-name="T29">birth_date</text:span><text:span text:style-name="T21"> </text:span><text:span text:style-name="T40">DATE</text:span><text:span text:style-name="T29">,</text:span></text:p>
      <text:p text:style-name="P22"><text:span text:style-name="T17"><text:s/></text:span><text:span text:style-name="T7">4</text:span><text:span text:style-name="T17"> <text:s/></text:span><text:span text:style-name="T29">MEMBER</text:span><text:span text:style-name="T21"> </text:span><text:span text:style-name="T42">FUNCTION</text:span><text:span text:style-name="T21"> </text:span><text:span text:style-name="T29">age(t_person)</text:span><text:span text:style-name="T21"> </text:span><text:span text:style-name="T42">RETURNS</text:span><text:span text:style-name="T21"> </text:span><text:span text:style-name="T40">INTEGER</text:span></text:p>
      <text:p text:style-name="P22"><text:span text:style-name="T17"><text:s/></text:span><text:span text:style-name="T7">5</text:span><text:span text:style-name="T17"> <text:s/></text:span><text:span text:style-name="T29">);</text:span></text:p>
      <text:p text:style-name="P22"><text:span text:style-name="T17"><text:s/></text:span><text:span text:style-name="T7">6</text:span><text:span text:style-name="T17"> <text:s/></text:span><text:span text:style-name="T42">CREATE</text:span><text:span text:style-name="T21"> </text:span><text:span text:style-name="T42">TYPE</text:span><text:span text:style-name="T21"> </text:span><text:span text:style-name="T29">BODY</text:span><text:span text:style-name="T21"> </text:span><text:span text:style-name="T29">t_person</text:span><text:span text:style-name="T21"> </text:span><text:span text:style-name="T42">AS</text:span><text:span text:style-name="T21"> </text:span><text:span text:style-name="T29">(</text:span></text:p>
      <text:p text:style-name="P22"><text:span text:style-name="T17"><text:s/></text:span><text:span text:style-name="T7">7</text:span><text:span text:style-name="T17"> <text:s/></text:span><text:span text:style-name="T29">MEMBER</text:span><text:span text:style-name="T21"> </text:span><text:span text:style-name="T42">FUNCTION</text:span><text:span text:style-name="T21"> </text:span><text:span text:style-name="T29">age</text:span><text:span text:style-name="T21"> </text:span><text:span text:style-name="T42">IS</text:span></text:p>
      <text:p text:style-name="P22"><text:span text:style-name="T17"><text:s/></text:span><text:span text:style-name="T7">8</text:span><text:span text:style-name="T17"> <text:s/></text:span><text:span text:style-name="T42">BEGIN</text:span></text:p>
      <text:p text:style-name="P22"><text:span text:style-name="T17"><text:s/></text:span><text:span text:style-name="T7">9</text:span><text:span text:style-name="T17"> <text:s/></text:span><text:span text:style-name="T42">RETURN</text:span><text:span text:style-name="T21"> </text:span><text:span text:style-name="T29">...</text:span></text:p>
      <text:p text:style-name="P22"><text:span text:style-name="T7">10</text:span><text:span text:style-name="T17"> <text:s/></text:span><text:span text:style-name="T42">END</text:span></text:p>
      <text:p text:style-name="P22"><text:span text:style-name="T7">11</text:span><text:span text:style-name="T17"> <text:s/></text:span><text:span text:style-name="T29">);</text:span></text:p>
      <text:p text:style-name="P45"/>
      <text:p text:style-name="P45"/>
      <text:p text:style-name="P47">SQL-99 in Oracle</text:p>
      <text:p text:style-name="P47"/>
      <text:p text:style-name="P46"/>
      <text:p text:style-name="P24"><text:span text:style-name="T21"><text:s/></text:span><text:span text:style-name="T10">1</text:span><text:span text:style-name="T21"> <text:s/></text:span><text:span text:style-name="T42">CREATE</text:span><text:span text:style-name="T21"> </text:span><text:span text:style-name="T42">TYPE</text:span><text:span text:style-name="T21"> </text:span><text:span text:style-name="T29">t_person</text:span><text:span text:style-name="T21"> </text:span><text:span text:style-name="T42">AS</text:span><text:span text:style-name="T21"> </text:span><text:span text:style-name="T42">OBJECT</text:span><text:span text:style-name="T21"> </text:span><text:span text:style-name="T29">(</text:span></text:p>
      <text:p text:style-name="P24"><text:span text:style-name="T21"><text:s/></text:span><text:span text:style-name="T10">2</text:span><text:span text:style-name="T21"> <text:s/></text:span><text:span text:style-name="T29">name</text:span><text:span text:style-name="T21"> </text:span><text:span text:style-name="T40">VARCHAR</text:span><text:span text:style-name="T29">(</text:span><text:span text:style-name="T10">20</text:span><text:span text:style-name="T29">),</text:span></text:p>
      <text:p text:style-name="P24"><text:span text:style-name="T21"><text:s/></text:span><text:span text:style-name="T10">3</text:span><text:span text:style-name="T21"> <text:s/></text:span><text:span text:style-name="T29">lastname</text:span><text:span text:style-name="T21"> </text:span><text:span text:style-name="T40">VARCHAR</text:span><text:span text:style-name="T29">(</text:span><text:span text:style-name="T10">30</text:span><text:span text:style-name="T29">),</text:span></text:p>
      <text:p text:style-name="P24"><text:span text:style-name="T21"><text:s/></text:span><text:span text:style-name="T10">4</text:span><text:span text:style-name="T21"> <text:s/></text:span><text:span text:style-name="T29">birthdate</text:span><text:span text:style-name="T21"> </text:span><text:span text:style-name="T40">VARCHAR</text:span><text:span text:style-name="T29">(</text:span><text:span text:style-name="T10">30</text:span><text:span text:style-name="T29">)</text:span></text:p>
      <text:p text:style-name="P24"><text:span text:style-name="T21"><text:s/></text:span><text:span text:style-name="T10">5</text:span><text:span text:style-name="T21"> <text:s/></text:span><text:span text:style-name="T29">)</text:span><text:span text:style-name="T21"> </text:span><text:span text:style-name="T42">NOT</text:span><text:span text:style-name="T21"> </text:span><text:span text:style-name="T42">FINAL</text:span><text:span text:style-name="T29">;</text:span></text:p>
      <text:p text:style-name="P24"><text:span text:style-name="T21"><text:s/></text:span><text:span text:style-name="T10">6</text:span><text:span text:style-name="T21"> <text:s/></text:span></text:p>
      <text:p text:style-name="P24"><text:span text:style-name="T21"><text:s/></text:span><text:span text:style-name="T10">7</text:span><text:span text:style-name="T21"> <text:s/></text:span><text:span text:style-name="T42">CREATE</text:span><text:span text:style-name="T21"> </text:span><text:span text:style-name="T42">TABLE</text:span><text:span text:style-name="T21"> </text:span><text:span text:style-name="T29">persons</text:span><text:span text:style-name="T21"> </text:span><text:span text:style-name="T42">OF</text:span><text:span text:style-name="T21"> </text:span><text:span text:style-name="T29">t_person;</text:span></text:p>
      <text:p text:style-name="P24"><text:span text:style-name="T21"><text:s/></text:span><text:span text:style-name="T10">8</text:span><text:span text:style-name="T21"> <text:s/></text:span><text:span text:style-name="T42">INSERT</text:span><text:span text:style-name="T21"> </text:span><text:span text:style-name="T42">INTO</text:span><text:span text:style-name="T21"> </text:span><text:span text:style-name="T29">people</text:span><text:span text:style-name="T21"> </text:span><text:span text:style-name="T42">VALUES</text:span><text:span text:style-name="T21"> </text:span><text:span text:style-name="T29">(</text:span><text:span text:style-name="T21"> </text:span><text:span text:style-name="T29">t_persona(</text:span><text:span text:style-name="T47">'Mario'</text:span><text:span text:style-name="T29">,</text:span><text:span text:style-name="T21"> </text:span><text:span text:style-name="T47">'Rossi'</text:span><text:span text:style-name="T29">,</text:span><text:span text:style-name="T21"> </text:span><text:span text:style-name="T47">'01/01/1960'</text:span><text:span text:style-name="T29">)</text:span><text:span text:style-name="T21"> </text:span><text:span text:style-name="T29">);</text:span></text:p>
      <text:p text:style-name="P27"><text:span text:style-name="T21"><text:s/></text:span><text:span text:style-name="T10">9</text:span><text:span text:style-name="T21"> <text:s/></text:span><text:span text:style-name="T37">UPDATE</text:span><text:span text:style-name="T21"> </text:span><text:span text:style-name="T29">people</text:span><text:span text:style-name="T21"> </text:span><text:span text:style-name="T29">p</text:span><text:span text:style-name="T21"> </text:span><text:span text:style-name="T37">SET</text:span><text:span text:style-name="T21"> </text:span><text:span text:style-name="T29">p.datebirth</text:span><text:span text:style-name="T21"> </text:span><text:span text:style-name="T10">=</text:span><text:span text:style-name="T21"> </text:span><text:span text:style-name="T47">'01/01/1950'</text:span><text:span text:style-name="T21"> </text:span><text:span text:style-name="T37">WHERE</text:span><text:span text:style-name="T21"> </text:span><text:span text:style-name="T29">p.name</text:span><text:span text:style-name="T21"> </text:span><text:span text:style-name="T10">=</text:span><text:span text:style-name="T21"> </text:span><text:span text:style-name="T47">'Mario'</text:span><text:span text:style-name="T21"> </text:span><text:span text:style-name="T37">AND</text:span><text:span text:style-name="T21"> </text:span><text:span text:style-name="T29">p.lastname</text:span><text:span text:style-name="T21"> </text:span><text:span text:style-name="T10">=</text:span><text:span text:style-name="T21"> </text:span><text:span text:style-name="T47">'Rossi'</text:span><text:span text:style-name="T29">;</text:span></text:p>
      <text:p text:style-name="P27"><text:span text:style-name="T11">10</text:span><text:span text:style-name="T22"> <text:s/></text:span></text:p>
      <text:p text:style-name="P24"><text:span text:style-name="T10">11</text:span><text:span text:style-name="T21"> <text:s/></text:span><text:span text:style-name="T42">SELECT</text:span><text:span text:style-name="T21"> </text:span><text:span text:style-name="T29">p.name,</text:span><text:span text:style-name="T21"> </text:span><text:span text:style-name="T29">p.lastname</text:span><text:span text:style-name="T21"> </text:span><text:span text:style-name="T42">FROM</text:span><text:span text:style-name="T21"> </text:span><text:span text:style-name="T29">people</text:span><text:span text:style-name="T21"> </text:span><text:span text:style-name="T29">p;</text:span></text:p>
      <text:p text:style-name="P24"><text:span text:style-name="T10">12</text:span><text:span text:style-name="T21"> <text:s/></text:span><text:span text:style-name="T42">CREATE</text:span><text:span text:style-name="T21"> </text:span><text:span text:style-name="T42">TYPE</text:span><text:span text:style-name="T21"> </text:span><text:span text:style-name="T29">t_person</text:span><text:span text:style-name="T21"> </text:span><text:span text:style-name="T42">AS</text:span><text:span text:style-name="T21"> </text:span><text:span text:style-name="T42">OBJECT</text:span><text:span text:style-name="T21"> </text:span><text:span text:style-name="T29">(</text:span></text:p>
      <text:p text:style-name="P24"><text:span text:style-name="T10">13</text:span><text:span text:style-name="T21"> <text:s/></text:span><text:span text:style-name="T29">name</text:span><text:span text:style-name="T21"> </text:span><text:span text:style-name="T40">VARCHAR</text:span><text:span text:style-name="T29">(</text:span><text:span text:style-name="T10">20</text:span><text:span text:style-name="T29">),</text:span></text:p>
      <text:p text:style-name="P24"><text:span text:style-name="T10">14</text:span><text:span text:style-name="T21"> <text:s/></text:span><text:span text:style-name="T42">last</text:span><text:span text:style-name="T21"> </text:span><text:span text:style-name="T29">name</text:span><text:span text:style-name="T21"> </text:span><text:span text:style-name="T40">VARCHAR</text:span><text:span text:style-name="T29">(</text:span><text:span text:style-name="T10">30</text:span><text:span text:style-name="T29">),</text:span></text:p>
      <text:p text:style-name="P24"><text:span text:style-name="T10">15</text:span><text:span text:style-name="T21"> <text:s/></text:span><text:span text:style-name="T29">birthdate</text:span><text:span text:style-name="T21"> </text:span><text:span text:style-name="T40">DATE</text:span><text:span text:style-name="T29">,</text:span></text:p>
      <text:p text:style-name="P24"><text:span text:style-name="T10">16</text:span><text:span text:style-name="T21"> <text:s/></text:span><text:span text:style-name="T29">mother</text:span><text:span text:style-name="T21"> </text:span><text:span text:style-name="T42">REF</text:span><text:span text:style-name="T21"> </text:span><text:span text:style-name="T29">t_person,</text:span></text:p>
      <text:p text:style-name="P24"><text:span text:style-name="T10">17</text:span><text:span text:style-name="T21"> <text:s/></text:span><text:span text:style-name="T29">father</text:span><text:span text:style-name="T21"> </text:span><text:span text:style-name="T42">REF</text:span><text:span text:style-name="T21"> </text:span><text:span text:style-name="T29">t_person</text:span></text:p>
      <text:p text:style-name="P24"><text:span text:style-name="T10">18</text:span><text:span text:style-name="T21"> <text:s/></text:span><text:span text:style-name="T29">)</text:span><text:span text:style-name="T21"> </text:span><text:span text:style-name="T42">NOT</text:span><text:span text:style-name="T21"> </text:span><text:span text:style-name="T42">FINAL</text:span><text:span text:style-name="T29">;</text:span></text:p>
      <text:p text:style-name="P24"><text:span text:style-name="T13">19</text:span><text:span text:style-name="T24"> <text:s/></text:span><text:span text:style-name="T13">*</text:span><text:span text:style-name="T31">ORACLE</text:span><text:span text:style-name="T24"> </text:span><text:span text:style-name="T44">not</text:span><text:span text:style-name="T24"> </text:span><text:span text:style-name="T31">support</text:span><text:span text:style-name="T24"> </text:span><text:span text:style-name="T44">table</text:span><text:span text:style-name="T24"> </text:span><text:span text:style-name="T44">ref</text:span><text:span text:style-name="T13">*/</text:span></text:p>
      <text:p text:style-name="P24"><text:span text:style-name="T10">20</text:span><text:span text:style-name="T21"> <text:s/></text:span><text:span text:style-name="T42">CREATE</text:span><text:span text:style-name="T21"> </text:span><text:span text:style-name="T42">TABLE</text:span><text:span text:style-name="T21"> </text:span><text:span text:style-name="T29">people</text:span><text:span text:style-name="T21"> </text:span><text:span text:style-name="T42">OF</text:span><text:span text:style-name="T21"> </text:span><text:span text:style-name="T29">t_person;</text:span></text:p>
      <text:p text:style-name="P24"><text:span text:style-name="T12">21</text:span><text:span text:style-name="T23"> <text:s/></text:span><text:span text:style-name="T43">CREATE</text:span><text:span text:style-name="T23"> </text:span><text:span text:style-name="T43">TYPE</text:span><text:span text:style-name="T23"> </text:span><text:span text:style-name="T30">course</text:span><text:span text:style-name="T23"> </text:span><text:span text:style-name="T43">AS</text:span><text:span text:style-name="T23"> </text:span><text:span text:style-name="T43">OBJECT</text:span><text:span text:style-name="T23"> </text:span><text:span text:style-name="T30">(</text:span></text:p>
      <text:p text:style-name="P24"><text:span text:style-name="T12">22</text:span><text:span text:style-name="T23"> <text:s/></text:span><text:span text:style-name="T30">id</text:span><text:span text:style-name="T23"> </text:span><text:span text:style-name="T41">NUMBER</text:span><text:span text:style-name="T30">(</text:span><text:span text:style-name="T12">4</text:span><text:span text:style-name="T30">),</text:span></text:p>
      <text:p text:style-name="P24"><text:span text:style-name="T12">23</text:span><text:span text:style-name="T23"> <text:s/></text:span><text:span text:style-name="T30">name</text:span><text:span text:style-name="T23"> </text:span><text:span text:style-name="T41">VARCHAR</text:span><text:span text:style-name="T30">(</text:span><text:span text:style-name="T12">25</text:span><text:span text:style-name="T30">),</text:span></text:p>
      <text:p text:style-name="P24"><text:span text:style-name="T12">24</text:span><text:span text:style-name="T23"> <text:s/></text:span><text:span text:style-name="T30">credits</text:span><text:span text:style-name="T23"> </text:span><text:span text:style-name="T41">NUMBER</text:span><text:span text:style-name="T30">(</text:span><text:span text:style-name="T12">1</text:span><text:span text:style-name="T30">)</text:span></text:p>
      <text:p text:style-name="P24"><text:span text:style-name="T12">25</text:span><text:span text:style-name="T23"> <text:s/></text:span><text:span text:style-name="T30">);</text:span></text:p>
      <text:p text:style-name="P24"><text:span text:style-name="T12">26</text:span><text:span text:style-name="T23"> <text:s/></text:span><text:span text:style-name="T43">CREATE</text:span><text:span text:style-name="T23"> </text:span><text:span text:style-name="T43">TYPE</text:span><text:span text:style-name="T23"> </text:span><text:span text:style-name="T30">list_courses</text:span><text:span text:style-name="T23"> </text:span><text:span text:style-name="T43">AS</text:span><text:span text:style-name="T23"> </text:span><text:span text:style-name="T43">TABLE</text:span><text:span text:style-name="T23"> </text:span><text:span text:style-name="T43">OF</text:span><text:span text:style-name="T23"> </text:span><text:span text:style-name="T30">course;</text:span></text:p>
      <text:p text:style-name="P24"><text:span text:style-name="T12">27</text:span><text:span text:style-name="T23"> <text:s/></text:span><text:span text:style-name="T43">CREATE</text:span><text:span text:style-name="T23"> </text:span><text:span text:style-name="T43">TYPE</text:span><text:span text:style-name="T23"> </text:span><text:span text:style-name="T30">department</text:span><text:span text:style-name="T23"> </text:span><text:span text:style-name="T43">AS</text:span><text:span text:style-name="T23"> </text:span><text:span text:style-name="T43">OBJECT</text:span><text:span text:style-name="T23"> </text:span><text:span text:style-name="T30">(</text:span></text:p>
      <text:p text:style-name="P24"><text:span text:style-name="T12">28</text:span><text:span text:style-name="T23"> <text:s/></text:span><text:span text:style-name="T30">name</text:span><text:span text:style-name="T23"> </text:span><text:span text:style-name="T41">VARCHAR</text:span><text:span text:style-name="T30">(</text:span><text:span text:style-name="T12">20</text:span><text:span text:style-name="T30">),</text:span></text:p>
      <text:p text:style-name="P24"><text:span text:style-name="T12">29</text:span><text:span text:style-name="T23"> <text:s/></text:span><text:span text:style-name="T30">director</text:span><text:span text:style-name="T23"> </text:span><text:span text:style-name="T41">VARCHAR</text:span><text:span text:style-name="T30">(</text:span><text:span text:style-name="T12">20</text:span><text:span text:style-name="T30">),</text:span></text:p>
      <text:p text:style-name="P24"><text:span text:style-name="T12">30</text:span><text:span text:style-name="T23"> <text:s/></text:span><text:span text:style-name="T30">courses</text:span><text:span text:style-name="T23"> </text:span><text:span text:style-name="T30">list_courses</text:span></text:p>
      <text:p text:style-name="P24"><text:span text:style-name="T12">31</text:span><text:span text:style-name="T23"> <text:s/></text:span><text:span text:style-name="T30">);</text:span></text:p>
      <text:p text:style-name="P28"><text:span text:style-name="T14">32</text:span><text:span text:style-name="T25"> <text:s/></text:span><text:span text:style-name="T39">CREATE</text:span><text:span text:style-name="T25"> </text:span><text:span text:style-name="T39">TABLE</text:span><text:span text:style-name="T25"> </text:span><text:span text:style-name="T32">departments</text:span><text:span text:style-name="T25"> </text:span><text:span text:style-name="T39">OF</text:span><text:span text:style-name="T25"> </text:span><text:span text:style-name="T32">department</text:span><text:span text:style-name="T25"> </text:span><text:span text:style-name="T32">NESTED</text:span><text:span text:style-name="T25"> </text:span><text:span text:style-name="T39">TABLE</text:span><text:span text:style-name="T25"> </text:span><text:span text:style-name="T32">courses</text:span><text:span text:style-name="T25"> </text:span><text:span text:style-name="T32">STORE</text:span><text:span text:style-name="T25"> </text:span><text:span text:style-name="T39">AS</text:span><text:span text:style-name="T25"> <text:s text:c="2"/></text:span><text:span text:style-name="T32">courses_tab;</text:span></text:p>
      <text:p text:style-name="P28"><text:span text:style-name="T14">33</text:span><text:span text:style-name="T25"> <text:s/></text:span><text:span text:style-name="T14">//</text:span><text:span text:style-name="T32">necessary</text:span><text:span text:style-name="T25"> </text:span><text:span text:style-name="T39">for</text:span><text:span text:style-name="T25"> </text:span><text:span text:style-name="T39">each</text:span><text:span text:style-name="T25"> </text:span><text:span text:style-name="T32">nested</text:span><text:span text:style-name="T25"> </text:span><text:span text:style-name="T39">table</text:span><text:span text:style-name="T25"> </text:span><text:span text:style-name="T32">the</text:span><text:span text:style-name="T25"> </text:span><text:span text:style-name="T32">nested</text:span><text:span text:style-name="T25"> </text:span><text:span text:style-name="T39">table</text:span><text:span text:style-name="T25"> </text:span><text:span text:style-name="T39">is</text:span><text:span text:style-name="T25"> </text:span><text:span text:style-name="T32">stored</text:span><text:span text:style-name="T25"> </text:span><text:span text:style-name="T39">as</text:span><text:span text:style-name="T25"> </text:span><text:span text:style-name="T32">a</text:span><text:span text:style-name="T25"> </text:span><text:span text:style-name="T39">table</text:span><text:span text:style-name="T25"> </text:span><text:span text:style-name="T32">separate</text:span><text:span text:style-name="T25"> </text:span><text:span text:style-name="T32">(here</text:span><text:span text:style-name="T25"> </text:span><text:span text:style-name="T39">called</text:span><text:span text:style-name="T25"> </text:span><text:span text:style-name="T32">courses_tab)</text:span></text:p>
      <text:p text:style-name="P24"><text:soft-page-break/><text:span text:style-name="T12">36</text:span><text:span text:style-name="T23"> <text:s/></text:span><text:span text:style-name="T43">INSERT</text:span><text:span text:style-name="T23"> </text:span><text:span text:style-name="T43">INTO</text:span><text:span text:style-name="T23"> </text:span><text:span text:style-name="T30">departments</text:span></text:p>
      <text:p text:style-name="P24"><text:span text:style-name="T12">37</text:span><text:span text:style-name="T23"> <text:s/></text:span><text:span text:style-name="T43">VALUES</text:span><text:span text:style-name="T23"> </text:span><text:span text:style-name="T30">(</text:span></text:p>
      <text:p text:style-name="P24"><text:span text:style-name="T12">38</text:span><text:span text:style-name="T23"> <text:s/></text:span><text:span text:style-name="T48">'Computer Science, '</text:span><text:span text:style-name="T30">Ravano</text:span><text:span text:style-name="T48">',</text:span></text:p>
      <text:p text:style-name="P49">39 <text:s/>course_list(</text:p>
      <text:p text:style-name="P24"><text:span text:style-name="T48">40 <text:s/>course(100, '</text:span><text:span text:style-name="T30">Programming</text:span><text:span text:style-name="T23"> </text:span><text:span text:style-name="T30">I</text:span><text:span text:style-name="T48">', 2),</text:span></text:p>
      <text:p text:style-name="P24"><text:span text:style-name="T48">41 <text:s/>course(101, '</text:span><text:span text:style-name="T30">Systems</text:span><text:span text:style-name="T48">', 1),</text:span></text:p>
      <text:p text:style-name="P24"><text:span text:style-name="T48">42 <text:s/>course(102, '</text:span><text:span text:style-name="T30">Databases',</text:span><text:span text:style-name="T23"> </text:span><text:span text:style-name="T12">2</text:span><text:span text:style-name="T30">)</text:span></text:p>
      <text:p text:style-name="P24"><text:span text:style-name="T12">43</text:span><text:span text:style-name="T23"> <text:s/></text:span><text:span text:style-name="T30">)</text:span></text:p>
      <text:p text:style-name="P24"><text:span text:style-name="T12">44</text:span><text:span text:style-name="T23"> <text:s/></text:span><text:span text:style-name="T30">);</text:span></text:p>
      <text:p text:style-name="P25"><text:span text:style-name="T10">45</text:span><text:span text:style-name="T21"> <text:s/></text:span><text:span text:style-name="T27">Inheritance</text:span><text:span text:style-name="T29">:</text:span></text:p>
      <text:p text:style-name="P25"><text:span text:style-name="T10">46</text:span><text:span text:style-name="T21"> <text:s/></text:span><text:span text:style-name="T42">CREATE</text:span><text:span text:style-name="T21"> </text:span><text:span text:style-name="T42">TYPE</text:span><text:span text:style-name="T21"> </text:span><text:span text:style-name="T29">document</text:span><text:span text:style-name="T21"> </text:span><text:span text:style-name="T42">AS</text:span><text:span text:style-name="T21"> </text:span><text:span text:style-name="T42">OBJECT</text:span><text:span text:style-name="T21"> </text:span><text:span text:style-name="T29">(</text:span></text:p>
      <text:p text:style-name="P25"><text:span text:style-name="T10">47</text:span><text:span text:style-name="T21"> <text:s/></text:span><text:span text:style-name="T29">signature</text:span><text:span text:style-name="T21"> </text:span><text:span text:style-name="T29">VARCHAR2(</text:span><text:span text:style-name="T10">20</text:span><text:span text:style-name="T29">)</text:span></text:p>
      <text:p text:style-name="P25"><text:span text:style-name="T10">48</text:span><text:span text:style-name="T21"> <text:s/></text:span><text:span text:style-name="T29">)</text:span><text:span text:style-name="T21"> </text:span><text:span text:style-name="T42">NOT</text:span><text:span text:style-name="T21"> </text:span><text:span text:style-name="T42">FINAL</text:span><text:span text:style-name="T29">;</text:span></text:p>
      <text:p text:style-name="P25"><text:span text:style-name="T10">49</text:span><text:span text:style-name="T21"> <text:s/></text:span><text:span text:style-name="T42">CREATE</text:span><text:span text:style-name="T21"> </text:span><text:span text:style-name="T42">TYPE</text:span><text:span text:style-name="T21"> </text:span><text:span text:style-name="T29">book</text:span><text:span text:style-name="T21"> </text:span><text:span text:style-name="T42">UNDER</text:span><text:span text:style-name="T21"> </text:span><text:span text:style-name="T29">document</text:span><text:span text:style-name="T21"> </text:span><text:span text:style-name="T29">(</text:span></text:p>
      <text:p text:style-name="P25"><text:span text:style-name="T10">50</text:span><text:span text:style-name="T21"> <text:s/></text:span><text:span text:style-name="T29">isbn</text:span><text:span text:style-name="T21"> </text:span><text:span text:style-name="T29">VARCHAR2(</text:span><text:span text:style-name="T10">20</text:span><text:span text:style-name="T29">),</text:span></text:p>
      <text:p text:style-name="P25"><text:span text:style-name="T10">51</text:span><text:span text:style-name="T21"> <text:s/></text:span><text:span text:style-name="T29">title</text:span><text:span text:style-name="T21"> </text:span><text:span text:style-name="T29">VARCHAR2(</text:span><text:span text:style-name="T10">20</text:span><text:span text:style-name="T29">),</text:span></text:p>
      <text:p text:style-name="P25"><text:span text:style-name="T10">52</text:span><text:span text:style-name="T21"> <text:s/></text:span><text:span text:style-name="T29">author</text:span><text:span text:style-name="T21"> </text:span><text:span text:style-name="T42">REF</text:span><text:span text:style-name="T21"> </text:span><text:span text:style-name="T29">t_author</text:span></text:p>
      <text:p text:style-name="P25"><text:span text:style-name="T10">53</text:span><text:span text:style-name="T21"> <text:s/></text:span><text:span text:style-name="T29">);</text:span></text:p>
      <text:p text:style-name="P48">To manipulate nested table we MUST call in the table call selecting that becuase it is stored as an other table.</text:p>
      <text:p text:style-name="P26"><text:span text:style-name="T10">1</text:span><text:span text:style-name="T21"> <text:s/></text:span><text:span text:style-name="T42">INSERT</text:span><text:span text:style-name="T21"> </text:span><text:span text:style-name="T42">INTO</text:span><text:span text:style-name="T21"> </text:span><text:span text:style-name="T42">TABLE</text:span><text:span text:style-name="T29">(</text:span><text:span text:style-name="T42">SELECT</text:span><text:span text:style-name="T21"> </text:span><text:span text:style-name="T29">courses</text:span><text:span text:style-name="T21"> </text:span><text:span text:style-name="T42">FROM</text:span><text:span text:style-name="T21"> </text:span><text:span text:style-name="T29">departments</text:span><text:span text:style-name="T21"> </text:span><text:span text:style-name="T42">WHERE</text:span><text:span text:style-name="T21"> </text:span><text:span text:style-name="T29">name</text:span><text:span text:style-name="T10">=</text:span><text:span text:style-name="T47">'History'</text:span><text:span text:style-name="T29">)</text:span><text:span text:style-name="T21"> </text:span><text:span text:style-name="T42">VALUES</text:span><text:span text:style-name="T29">(</text:span><text:span text:style-name="T10">3340</text:span><text:span text:style-name="T29">,</text:span><text:span text:style-name="T21"> </text:span><text:span text:style-name="T47">'Ancient History'</text:span><text:span text:style-name="T29">,</text:span><text:span text:style-name="T21"> </text:span><text:span text:style-name="T10">1</text:span><text:span text:style-name="T29">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09:23:34.380792544</meta:creation-date>
    <meta:generator>LibreOffice/7.3.2.2$Linux_X86_64 LibreOffice_project/30$Build-2</meta:generator>
    <dc:date>2022-05-11T11:16:45.578236658</dc:date>
    <meta:editing-duration>PT3H51M10S</meta:editing-duration>
    <meta:editing-cycles>29</meta:editing-cycles>
    <meta:document-statistic meta:table-count="0" meta:image-count="0" meta:object-count="0" meta:page-count="4" meta:paragraph-count="149" meta:word-count="817" meta:character-count="4877" meta:non-whitespace-character-count="4059"/>
  </office:meta>
</office:document-meta>
</file>